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6.6854in"/>
    </style:style>
    <style:style style:name="co2" style:family="table-column">
      <style:table-column-properties fo:break-before="auto" style:column-width="3.5945in"/>
    </style:style>
    <style:style style:name="co3" style:family="table-column">
      <style:table-column-properties fo:break-before="auto" style:column-width="14.229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99"/>
      <style:text-properties fo:color="#ffffff" style:font-name="Verdana" fo:font-weight="bold"/>
    </style:style>
    <style:style style:name="ce2" style:family="table-cell" style:parent-style-name="Default">
      <style:text-properties style:font-name="Verdana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53" table:default-cell-style-name="ce2"/>
        <table:table-row table:style-name="ro1">
          <table:table-cell table:style-name="ce1" office:value-type="string">
            <text:p>Events</text:p>
          </table:table-cell>
          <table:table-cell table:style-name="ce1" office:value-type="string">
            <text:p>Treasure Chests</text:p>
          </table:table-cell>
          <table:table-cell table:style-name="ce1" office:value-type="string">
            <text:p>Not in editor</text:p>
          </table:table-cell>
          <table:table-cell table:number-columns-repeated="253"/>
        </table:table-row>
        <table:table-row table:style-name="ro1">
          <table:table-cell office:value-type="string">
            <text:p>E11B = Sapphire can be used</text:p>
          </table:table-cell>
          <table:table-cell office:value-type="string">
            <text:p>E118 = Landen Dungeon - Knife</text:p>
          </table:table-cell>
          <table:table-cell office:value-type="string">
            <text:p>E389 = Increments after talking to villager in agoe "woman taken to castle?"; increments after "legends say the moon stone and moon tear belong in a tower deep within Aridia" dialog; increments again when moons are moved</text:p>
          </table:table-cell>
          <table:table-cell table:number-columns-repeated="253"/>
        </table:table-row>
        <table:table-row table:style-name="ro2">
          <table:table-cell office:value-type="string">
            <text:p>E144 = Laya's pendant active event</text:p>
          </table:table-cell>
          <table:table-cell office:value-type="string">
            <text:p>E119 = Landen Dungeon - Monitor</text:p>
          </table:table-cell>
          <table:table-cell office:value-type="string">
            <text:p>E37A = 01 After talking to Maia</text:p>
          </table:table-cell>
          <table:table-cell table:number-columns-repeated="253"/>
        </table:table-row>
        <table:table-row table:style-name="ro1">
          <table:table-cell office:value-type="string">
            <text:p>E146 = Aqua parts active event</text:p>
          </table:table-cell>
          <table:table-cell office:value-type="string">
            <text:p>E11A = Sapphire chest open</text:p>
          </table:table-cell>
          <table:table-cell office:value-type="string">
            <text:p>E37A = 02 After Rhys vows</text:p>
          </table:table-cell>
          <table:table-cell table:number-columns-repeated="253"/>
        </table:table-row>
        <table:table-row table:style-name="ro2">
          <table:table-cell office:value-type="string">
            <text:p>E15A = Aero parts active event</text:p>
          </table:table-cell>
          <table:table-cell office:value-type="string">
            <text:p>E11C = Landen Dungeon - Trimate</text:p>
          </table:table-cell>
          <table:table-cell office:value-type="string">
            <text:p>E37A = 03 After Maia disappears</text:p>
          </table:table-cell>
          <table:table-cell table:number-columns-repeated="253"/>
        </table:table-row>
        <table:table-row table:style-name="ro2">
          <table:table-cell office:value-type="string">
            <text:p>E16F = After Miun dies - before chest with Miun's Claw opened</text:p>
          </table:table-cell>
          <table:table-cell office:value-type="string">
            <text:p>E11D = Landen Dungeon - Dimate</text:p>
          </table:table-cell>
          <table:table-cell office:value-type="string">
            <text:p>E383 = Increments when first chest opened in island cave, then after opening sapphire chest</text:p>
          </table:table-cell>
          <table:table-cell table:number-columns-repeated="253"/>
        </table:table-row>
        <table:table-row table:style-name="ro1">
          <table:table-cell office:value-type="string">
            <text:p>E171 = Sage Isle - After talking to Siren</text:p>
          </table:table-cell>
          <table:table-cell office:value-type="string">
            <text:p>E11E = Landen Dungeon - Dimate</text:p>
          </table:table-cell>
          <table:table-cell office:value-type="string">
            <text:p>E37A = Increments after each dialogue window</text:p>
          </table:table-cell>
          <table:table-cell table:number-columns-repeated="253"/>
        </table:table-row>
        <table:table-row table:style-name="ro1">
          <table:table-cell office:value-type="string">
            <text:p>E174 = Twin's Ruby active event</text:p>
          </table:table-cell>
          <table:table-cell office:value-type="string">
            <text:p>E11F = Landen Dungeon - Antidote</text:p>
          </table:table-cell>
          <table:table-cell table:number-columns-repeated="254"/>
        </table:table-row>
        <table:table-row table:style-name="ro1">
          <table:table-cell office:value-type="string">
            <text:p>E175 = Mystery Star active event</text:p>
          </table:table-cell>
          <table:table-cell office:value-type="string">
            <text:p>E120 = Landen Dungeon - Monomate</text:p>
          </table:table-cell>
          <table:table-cell table:number-columns-repeated="254"/>
        </table:table-row>
        <table:table-row table:style-name="ro1">
          <table:table-cell office:value-type="string">
            <text:p>E378 = Set at beginning of Rhys adventure</text:p>
          </table:table-cell>
          <table:table-cell office:value-type="string">
            <text:p>E121 = Island cave - Dimate</text:p>
          </table:table-cell>
          <table:table-cell table:number-columns-repeated="254"/>
        </table:table-row>
        <table:table-row table:style-name="ro1">
          <table:table-cell office:value-type="string">
            <text:p>E37A = Drops back down to zero after entering dungeon</text:p>
          </table:table-cell>
          <table:table-cell office:value-type="string">
            <text:p>E122 = Island cave - Antidote</text:p>
          </table:table-cell>
          <table:table-cell table:number-columns-repeated="254"/>
        </table:table-row>
        <table:table-row table:style-name="ro1">
          <table:table-cell office:value-type="string">
            <text:p>E37B = Set after dragon disappears</text:p>
          </table:table-cell>
          <table:table-cell office:value-type="string">
            <text:p>E123 = Island cave - Escapipe</text:p>
          </table:table-cell>
          <table:table-cell table:number-columns-repeated="254"/>
        </table:table-row>
        <table:table-row table:style-name="ro1">
          <table:table-cell office:value-type="string">
            <text:p>E37C = Put in the dungeon</text:p>
          </table:table-cell>
          <table:table-cell office:value-type="string">
            <text:p>E124 = Island cave - Shield</text:p>
          </table:table-cell>
          <table:table-cell table:number-columns-repeated="254"/>
        </table:table-row>
        <table:table-row table:style-name="ro1">
          <table:table-cell office:value-type="string">
            <text:p>E37D = After talking to Lena in dungeon</text:p>
          </table:table-cell>
          <table:table-cell office:value-type="string">
            <text:p>E125 = Landen-Aquatica tunnel - Antidote</text:p>
          </table:table-cell>
          <table:table-cell table:number-columns-repeated="254"/>
        </table:table-row>
        <table:table-row table:style-name="ro1">
          <table:table-cell office:value-type="string">
            <text:p>E37E = After talking to Lena in dungeon</text:p>
          </table:table-cell>
          <table:table-cell office:value-type="string">
            <text:p>E126 = Landen-Aquatica tunnel - Monomate</text:p>
          </table:table-cell>
          <table:table-cell table:number-columns-repeated="254"/>
        </table:table-row>
        <table:table-row table:style-name="ro1">
          <table:table-cell office:value-type="string">
            <text:p>E37F = After walking out of tech shop = sets shopkeepers as blockers, setting 00 removes</text:p>
          </table:table-cell>
          <table:table-cell office:value-type="string">
            <text:p>E127 = Aquatica-Aridia tunnel - Antidote</text:p>
          </table:table-cell>
          <table:table-cell table:number-columns-repeated="254"/>
        </table:table-row>
        <table:table-row table:style-name="ro2">
          <table:table-cell office:value-type="string">
            <text:p>E380 = Event flag for "Layan woman who never blinks" dialog</text:p>
          </table:table-cell>
          <table:table-cell office:value-type="string">
            <text:p>E128 = Aquatica-Aridia tunnel - Dimate</text:p>
          </table:table-cell>
          <table:table-cell table:number-columns-repeated="254"/>
        </table:table-row>
        <table:table-row table:style-name="ro2">
          <table:table-cell office:value-type="string">
            <text:p>E381 = Mieu joins party</text:p>
          </table:table-cell>
          <table:table-cell office:value-type="string">
            <text:p>E129 = Aquatica-Aridia tunnel - Dimate</text:p>
          </table:table-cell>
          <table:table-cell table:number-columns-repeated="254"/>
        </table:table-row>
        <table:table-row table:style-name="ro2">
          <table:table-cell office:value-type="string">
            <text:p>E382 = Can use Yaata boat</text:p>
          </table:table-cell>
          <table:table-cell office:value-type="string">
            <text:p>E12A = Aridia western cave - Dimate</text:p>
          </table:table-cell>
          <table:table-cell table:number-columns-repeated="254"/>
        </table:table-row>
        <table:table-row table:style-name="ro1">
          <table:table-cell office:value-type="string">
            <text:p>E384 = Talked to Lyle in cave and he disappears leaving chest</text:p>
          </table:table-cell>
          <table:table-cell office:value-type="string">
            <text:p>E12B = Aridia western cave - Escapipe</text:p>
          </table:table-cell>
          <table:table-cell table:number-columns-repeated="254"/>
        </table:table-row>
        <table:table-row table:style-name="ro1">
          <table:table-cell office:value-type="string">
            <text:p>E385 = After "the one you seek abides in a western cave" dialog</text:p>
          </table:table-cell>
          <table:table-cell office:value-type="string">
            <text:p>E12C = Weather Station 1st - Monomate</text:p>
          </table:table-cell>
          <table:table-cell table:number-columns-repeated="254"/>
        </table:table-row>
        <table:table-row table:style-name="ro1">
          <table:table-cell office:value-type="string">
            <text:p>E386 = Wren joins party</text:p>
          </table:table-cell>
          <table:table-cell office:value-type="string">
            <text:p>E12D = Weather Station 1st - Antidote</text:p>
          </table:table-cell>
          <table:table-cell table:number-columns-repeated="254"/>
        </table:table-row>
        <table:table-row table:style-name="ro1">
          <table:table-cell office:value-type="string">
            <text:p>E387 = Lyle joins party in Weather Station</text:p>
          </table:table-cell>
          <table:table-cell office:value-type="string">
            <text:p>E12E = Weather Station 2nd - Trimate</text:p>
          </table:table-cell>
          <table:table-cell table:number-columns-repeated="254"/>
        </table:table-row>
        <table:table-row table:style-name="ro1">
          <table:table-cell office:value-type="string">
            <text:p>E388 = Weather satellite repaired</text:p>
          </table:table-cell>
          <table:table-cell office:value-type="string">
            <text:p>E12F = Weather Station 2nd - Trimate</text:p>
          </table:table-cell>
          <table:table-cell table:number-columns-repeated="254"/>
        </table:table-row>
        <table:table-row table:style-name="ro1">
          <table:table-cell office:value-type="string">
            <text:p>E38A = Lena joins party</text:p>
          </table:table-cell>
          <table:table-cell office:value-type="string">
            <text:p>E130 = Weather Station 2nd - Antidote</text:p>
          </table:table-cell>
          <table:table-cell table:number-columns-repeated="254"/>
        </table:table-row>
        <table:table-row table:style-name="ro1">
          <table:table-cell office:value-type="string">
            <text:p>E38B = Moons moved</text:p>
          </table:table-cell>
          <table:table-cell office:value-type="string">
            <text:p>E131 = Shusoran Dungeon - Trimate</text:p>
          </table:table-cell>
          <table:table-cell table:number-columns-repeated="254"/>
        </table:table-row>
        <table:table-row table:style-name="ro2">
          <table:table-cell office:value-type="string">
            <text:p>E38C = King of Cille defeated</text:p>
          </table:table-cell>
          <table:table-cell office:value-type="string">
            <text:p>E132 = Shusoran Dungeon - Trimate</text:p>
          </table:table-cell>
          <table:table-cell table:number-columns-repeated="254"/>
        </table:table-row>
        <table:table-row table:style-name="ro1">
          <table:table-cell office:value-type="string">
            <text:p>E38D = Selected Maia to marry</text:p>
          </table:table-cell>
          <table:table-cell office:value-type="string">
            <text:p>E133 = Shusoran Dungeon - Trimate</text:p>
          </table:table-cell>
          <table:table-cell table:number-columns-repeated="254"/>
        </table:table-row>
        <table:table-row table:style-name="ro1">
          <table:table-cell office:value-type="string">
            <text:p>E38E = Selected Lena to marry</text:p>
          </table:table-cell>
          <table:table-cell office:value-type="string">
            <text:p>E134 = Cille Dungeon - Escapipe</text:p>
          </table:table-cell>
          <table:table-cell table:number-columns-repeated="254"/>
        </table:table-row>
        <table:table-row table:style-name="ro1">
          <table:table-cell office:value-type="string">
            <text:p>E390 = set at beginning of Ayn's quest</text:p>
          </table:table-cell>
          <table:table-cell office:value-type="string">
            <text:p>E135 = Cille Dungeon - Trimate</text:p>
          </table:table-cell>
          <table:table-cell table:number-columns-repeated="254"/>
        </table:table-row>
        <table:table-row table:style-name="ro1">
          <table:table-cell office:value-type="string">
            <text:p>E390 = Set at beginning of Nial's quest</text:p>
          </table:table-cell>
          <table:table-cell office:value-type="string">
            <text:p>E136 = Cille Dungeon - Antidote</text:p>
          </table:table-cell>
          <table:table-cell table:number-columns-repeated="254"/>
        </table:table-row>
        <table:table-row table:style-name="ro2">
          <table:table-cell office:value-type="string">
            <text:p>E391 = Set at beginning of Rhys adventure</text:p>
          </table:table-cell>
          <table:table-cell office:value-type="string">
            <text:p>E137 = Cille Dungeon - Trimate</text:p>
          </table:table-cell>
          <table:table-cell table:number-columns-repeated="254"/>
        </table:table-row>
        <table:table-row table:style-name="ro1">
          <table:table-cell office:value-type="string">
            <text:p>E391 = unset at beginning of Ayn's quest</text:p>
          </table:table-cell>
          <table:table-cell office:value-type="string">
            <text:p>E137 = Lensol Dungeon - Trimate</text:p>
          </table:table-cell>
          <table:table-cell table:number-columns-repeated="254"/>
        </table:table-row>
        <table:table-row table:style-name="ro1">
          <table:table-cell office:value-type="string">
            <text:p>E392 = Set at beginning of Rhys adventure</text:p>
          </table:table-cell>
          <table:table-cell office:value-type="string">
            <text:p>E138 = Lensol Dungeon - Monomate</text:p>
          </table:table-cell>
          <table:table-cell table:number-columns-repeated="254"/>
        </table:table-row>
        <table:table-row table:style-name="ro1">
          <table:table-cell office:value-type="string">
            <text:p>E392 = Unset at beginning of Nial's quest</text:p>
          </table:table-cell>
          <table:table-cell office:value-type="string">
            <text:p>E139 = Lensol Dungeon - Antidote</text:p>
          </table:table-cell>
          <table:table-cell table:number-columns-repeated="254"/>
        </table:table-row>
        <table:table-row table:style-name="ro1">
          <table:table-cell office:value-type="string">
            <text:p>E393 = Set at beginning of Rhys adventure</text:p>
          </table:table-cell>
          <table:table-cell office:value-type="string">
            <text:p>E13A = Techna Dungeon - Trimate</text:p>
          </table:table-cell>
          <table:table-cell table:number-columns-repeated="254"/>
        </table:table-row>
        <table:table-row table:style-name="ro1">
          <table:table-cell office:value-type="string">
            <text:p>E394 = Set at beginning of Rhys adventure</text:p>
          </table:table-cell>
          <table:table-cell office:value-type="string">
            <text:p>E13C = LaShute Dungeon - Laconian Shield</text:p>
          </table:table-cell>
          <table:table-cell table:number-columns-repeated="254"/>
        </table:table-row>
        <table:table-row table:style-name="ro1">
          <table:table-cell office:value-type="string">
            <text:p>E395 = Set at beginning of Rhys adventure</text:p>
          </table:table-cell>
          <table:table-cell office:value-type="string">
            <text:p>E13D = LaShute Dungeon - Laconian Emel</text:p>
          </table:table-cell>
          <table:table-cell table:number-columns-repeated="254"/>
        </table:table-row>
        <table:table-row table:style-name="ro1">
          <table:table-cell office:value-type="string">
            <text:p>E396 = Set at beginning of Rhys adventure</text:p>
          </table:table-cell>
          <table:table-cell office:value-type="string">
            <text:p>E13E = LaShute Dungeon - Laconian Helmet</text:p>
          </table:table-cell>
          <table:table-cell table:number-columns-repeated="254"/>
        </table:table-row>
        <table:table-row table:style-name="ro1">
          <table:table-cell office:value-type="string">
            <text:p>E397 = Set at beginning of Rhys adventure</text:p>
          </table:table-cell>
          <table:table-cell office:value-type="string">
            <text:p>E13F = LaShute Dungeon - Moon Dew</text:p>
          </table:table-cell>
          <table:table-cell table:number-columns-repeated="254"/>
        </table:table-row>
        <table:table-row table:style-name="ro1">
          <table:table-cell office:value-type="string">
            <text:p>E398 = set at beginning of Ayn's quest</text:p>
          </table:table-cell>
          <table:table-cell office:value-type="string">
            <text:p>E140 = LaShute Dungeon - Royal Gear</text:p>
          </table:table-cell>
          <table:table-cell table:number-columns-repeated="254"/>
        </table:table-row>
        <table:table-row table:style-name="ro1">
          <table:table-cell office:value-type="string">
            <text:p>E399 = set after taking control of Ayn</text:p>
          </table:table-cell>
          <table:table-cell office:value-type="string">
            <text:p>E141 = LaShute Dungeon - Star Mist</text:p>
          </table:table-cell>
          <table:table-cell table:number-columns-repeated="254"/>
        </table:table-row>
        <table:table-row table:style-name="ro1">
          <table:table-cell office:value-type="string">
            <text:p>E39A = set after taking control of Ayn</text:p>
          </table:table-cell>
          <table:table-cell office:value-type="string">
            <text:p>E142 = Mystoke Dungeon - Trimate</text:p>
          </table:table-cell>
          <table:table-cell table:number-columns-repeated="254"/>
        </table:table-row>
        <table:table-row table:style-name="ro2">
          <table:table-cell office:value-type="string">
            <text:p>E39B = Shusoran attacked</text:p>
          </table:table-cell>
          <table:table-cell office:value-type="string">
            <text:p>E143 = Mystoke Dungeon - Antidote</text:p>
          </table:table-cell>
          <table:table-cell table:number-columns-repeated="254"/>
        </table:table-row>
        <table:table-row table:style-name="ro2">
          <table:table-cell office:value-type="string">
            <text:p>E39C = Cille attacked</text:p>
          </table:table-cell>
          <table:table-cell office:value-type="string">
            <text:p>E144 = Mystoke Castle - Laya's Pendant</text:p>
          </table:table-cell>
          <table:table-cell table:number-columns-repeated="254"/>
        </table:table-row>
        <table:table-row table:style-name="ro2">
          <table:table-cell office:value-type="string">
            <text:p>E39D+E39E+E39F = Lensol gate</text:p>
          </table:table-cell>
          <table:table-cell office:value-type="string">
            <text:p>E145 = Skyhaven Dungeon - Royal Crown</text:p>
          </table:table-cell>
          <table:table-cell table:number-columns-repeated="254"/>
        </table:table-row>
        <table:table-row table:style-name="ro1">
          <table:table-cell office:value-type="string">
            <text:p>E3A0 = Thea in party</text:p>
          </table:table-cell>
          <table:table-cell office:value-type="string">
            <text:p>E146 = Skyhaven Dungeon - Aqua Parts</text:p>
          </table:table-cell>
          <table:table-cell table:number-columns-repeated="254"/>
        </table:table-row>
        <table:table-row table:style-name="ro1">
          <table:table-cell office:value-type="string">
            <text:p>E3A1 = Sari in party</text:p>
          </table:table-cell>
          <table:table-cell office:value-type="string">
            <text:p>E147 = Skyhaven Dungeon - Hunting Bow</text:p>
          </table:table-cell>
          <table:table-cell table:number-columns-repeated="254"/>
        </table:table-row>
        <table:table-row table:style-name="ro1">
          <table:table-cell office:value-type="string">
            <text:p>E3A2 = Lyle dead</text:p>
          </table:table-cell>
          <table:table-cell office:value-type="string">
            <text:p>E148 = Skyhaven Dungeon - Moon Dew</text:p>
          </table:table-cell>
          <table:table-cell table:number-columns-repeated="254"/>
        </table:table-row>
        <table:table-row table:style-name="ro2">
          <table:table-cell office:value-type="string">
            <text:p>E3A8+E3A9 = Azura can be entered</text:p>
          </table:table-cell>
          <table:table-cell office:value-type="string">
            <text:p>E149 = Skyhaven Dungeon - Laconian Ribbon</text:p>
          </table:table-cell>
          <table:table-cell table:number-columns-repeated="254"/>
        </table:table-row>
        <table:table-row table:style-name="ro1">
          <table:table-cell office:value-type="string">
            <text:p>E3AC = Siren defeated</text:p>
          </table:table-cell>
          <table:table-cell office:value-type="string">
            <text:p>E14A = Skyhaven Dungeon - Star Mist</text:p>
          </table:table-cell>
          <table:table-cell table:number-columns-repeated="254"/>
        </table:table-row>
        <table:table-row table:style-name="ro1">
          <table:table-cell office:value-type="string">
            <text:p>E3B8 = Set when Nial's quest begins</text:p>
          </table:table-cell>
          <table:table-cell office:value-type="string">
            <text:p>E14B = Divisia Dungeon - Trimate</text:p>
          </table:table-cell>
          <table:table-cell table:number-columns-repeated="254"/>
        </table:table-row>
        <table:table-row table:style-name="ro1">
          <table:table-cell office:value-type="string">
            <text:p>E3B9 = Set after taking control of Nial</text:p>
          </table:table-cell>
          <table:table-cell office:value-type="string">
            <text:p>E14C = Divisia Dungeon - Antidote</text:p>
          </table:table-cell>
          <table:table-cell table:number-columns-repeated="254"/>
        </table:table-row>
        <table:table-row table:style-name="ro1">
          <table:table-cell office:value-type="string">
            <text:p>E3BA = Set after taking control of Nial</text:p>
          </table:table-cell>
          <table:table-cell office:value-type="string">
            <text:p>E14D = Rebel Cave - Force Helmet</text:p>
          </table:table-cell>
          <table:table-cell table:number-columns-repeated="254"/>
        </table:table-row>
        <table:table-row table:style-name="ro2">
          <table:table-cell office:value-type="string">
            <text:p>E3C7 = Laya in party</text:p>
          </table:table-cell>
          <table:table-cell office:value-type="string">
            <text:p>E14E = Rebel Cave - Hunting Bandana</text:p>
          </table:table-cell>
          <table:table-cell table:number-columns-repeated="254"/>
        </table:table-row>
        <table:table-row table:style-name="ro1">
          <table:table-cell office:value-type="string">
            <text:p>E3C8+E3C9 = Dahlia can be entered</text:p>
          </table:table-cell>
          <table:table-cell office:value-type="string">
            <text:p>E14F = Rebel Cave - Ceramic Gear</text:p>
          </table:table-cell>
          <table:table-cell table:number-columns-repeated="254"/>
        </table:table-row>
        <table:table-row table:style-name="ro1">
          <table:table-cell office:value-type="string">
            <text:p>E400 = Kara in party</text:p>
          </table:table-cell>
          <table:table-cell office:value-type="string">
            <text:p>E150 = Rebel Cave - Laser Sword</text:p>
          </table:table-cell>
          <table:table-cell table:number-columns-repeated="254"/>
        </table:table-row>
        <table:table-row table:style-name="ro1">
          <table:table-cell office:value-type="string">
            <text:p>E45B = Dark Force free</text:p>
          </table:table-cell>
          <table:table-cell office:value-type="string">
            <text:p>E151 = Rebel Cave - Laser Claw</text:p>
          </table:table-cell>
          <table:table-cell table:number-columns-repeated="254"/>
        </table:table-row>
        <table:table-row table:style-name="ro2">
          <table:table-cell office:value-type="string">
            <text:p>E45C = Miun dead</text:p>
          </table:table-cell>
          <table:table-cell office:value-type="string">
            <text:p>E152 = Rebel Cave - Sub Parts</text:p>
          </table:table-cell>
          <table:table-cell table:number-columns-repeated="254"/>
        </table:table-row>
        <table:table-row table:style-name="ro1">
          <table:table-cell office:value-type="string">
            <text:p>E45D = Siren dead</text:p>
          </table:table-cell>
          <table:table-cell office:value-type="string">
            <text:p>E153 = Sage Isle - Royal Shield</text:p>
          </table:table-cell>
          <table:table-cell table:number-columns-repeated="254"/>
        </table:table-row>
        <table:table-row table:style-name="ro2">
          <table:table-cell office:value-type="string">
            <text:p>E45E = Mieu learned Grantz</text:p>
          </table:table-cell>
          <table:table-cell office:value-type="string">
            <text:p>E154 = Sage Isle - Royal Sword</text:p>
          </table:table-cell>
          <table:table-cell table:number-columns-repeated="254"/>
        </table:table-row>
        <table:table-row table:style-name="ro2">
          <table:table-cell office:value-type="string">
            <text:p>E45F = Nei Weapons</text:p>
          </table:table-cell>
          <table:table-cell office:value-type="string">
            <text:p>E155 = Sage Isle - Vulcan</text:p>
          </table:table-cell>
          <table:table-cell table:number-columns-repeated="254"/>
        </table:table-row>
        <table:table-row table:style-name="ro2">
          <table:table-cell office:value-type="string">
            <text:p>E460 = Rulakir dead</text:p>
          </table:table-cell>
          <table:table-cell office:value-type="string">
            <text:p>E156 = Sage Isle - Royal Emel</text:p>
          </table:table-cell>
          <table:table-cell table:number-columns-repeated="254"/>
        </table:table-row>
        <table:table-row table:style-name="ro1">
          <table:table-cell office:value-type="string">
            <text:p>E461 = All legendary weapons collected</text:p>
          </table:table-cell>
          <table:table-cell office:value-type="string">
            <text:p>E157 = Aerone Dungeon - Monomate</text:p>
          </table:table-cell>
          <table:table-cell table:number-columns-repeated="254"/>
        </table:table-row>
        <table:table-row table:style-name="ro1">
          <table:table-cell office:value-type="string">
            <text:p>E462 = Dark Force dead</text:p>
          </table:table-cell>
          <table:table-cell office:value-type="string">
            <text:p>E158 = Dahlia Dungeon - Force Crown</text:p>
          </table:table-cell>
          <table:table-cell table:number-columns-repeated="254"/>
        </table:table-row>
        <table:table-row table:style-name="ro1">
          <table:table-cell table:style-name="Default"/>
          <table:table-cell office:value-type="string">
            <text:p>E159 = Dahlia Dungeon - Force Gear</text:p>
          </table:table-cell>
          <table:table-cell table:number-columns-repeated="254"/>
        </table:table-row>
        <table:table-row table:style-name="ro1">
          <table:table-cell table:style-name="Default"/>
          <table:table-cell office:value-type="string">
            <text:p>E15A = Dahlia Dungeon - Aero Parts</text:p>
          </table:table-cell>
          <table:table-cell table:number-columns-repeated="254"/>
        </table:table-row>
        <table:table-row table:style-name="ro1">
          <table:table-cell table:style-name="Default"/>
          <table:table-cell office:value-type="string">
            <text:p>E15B = Dahlia Dungeon - Laconian Crow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E15C = Dahlia Dungeon - Laconian Bandana</text:p>
          </table:table-cell>
          <table:table-cell table:number-columns-repeated="254"/>
        </table:table-row>
        <table:table-row table:style-name="ro1">
          <table:table-cell table:style-name="Default"/>
          <table:table-cell office:value-type="string">
            <text:p>E15D = Dahlia Dungeon - Laconian Gear</text:p>
          </table:table-cell>
          <table:table-cell table:number-columns-repeated="254"/>
        </table:table-row>
        <table:table-row table:style-name="ro1">
          <table:table-cell table:style-name="Default"/>
          <table:table-cell office:value-type="string">
            <text:p>E15E = Azura Dungeon - Force Boots</text:p>
          </table:table-cell>
          <table:table-cell table:number-columns-repeated="254"/>
        </table:table-row>
        <table:table-row table:style-name="ro1">
          <table:table-cell table:style-name="Default"/>
          <table:table-cell office:value-type="string">
            <text:p>E15F = Azura Dungeon - Force Bandana</text:p>
          </table:table-cell>
          <table:table-cell table:number-columns-repeated="254"/>
        </table:table-row>
        <table:table-row table:style-name="ro1">
          <table:table-cell table:style-name="Default"/>
          <table:table-cell office:value-type="string">
            <text:p>E160 = Aridia-Draconia Tunnel - Ceramic Helmet</text:p>
          </table:table-cell>
          <table:table-cell table:number-columns-repeated="254"/>
        </table:table-row>
        <table:table-row table:style-name="ro1">
          <table:table-cell table:style-name="Default"/>
          <table:table-cell office:value-type="string">
            <text:p>E161 = Aridia-Draconia Tunnel - Force Ribbon</text:p>
          </table:table-cell>
          <table:table-cell table:number-columns-repeated="254"/>
        </table:table-row>
        <table:table-row table:style-name="ro1">
          <table:table-cell table:style-name="Default"/>
          <table:table-cell office:value-type="string">
            <text:p>E162 = Aridia-Draconia Tunnel - Laser Shot</text:p>
          </table:table-cell>
          <table:table-cell table:number-columns-repeated="254"/>
        </table:table-row>
        <table:table-row table:style-name="ro1">
          <table:table-cell table:style-name="Default"/>
          <table:table-cell office:value-type="string">
            <text:p>E163 = Aridia-Frigidia Tunnel - Force Staff</text:p>
          </table:table-cell>
          <table:table-cell table:number-columns-repeated="254"/>
        </table:table-row>
        <table:table-row table:style-name="ro1">
          <table:table-cell table:style-name="Default"/>
          <table:table-cell office:value-type="string">
            <text:p>E164 = Aridia-Frigidia Tunnel - Ceramic Bow</text:p>
          </table:table-cell>
          <table:table-cell table:number-columns-repeated="254"/>
        </table:table-row>
        <table:table-row table:style-name="ro1">
          <table:table-cell table:style-name="Default"/>
          <table:table-cell office:value-type="string">
            <text:p>E165 = Aridia-Frigidia Tunnel - Ceramic Crown</text:p>
          </table:table-cell>
          <table:table-cell table:number-columns-repeated="254"/>
        </table:table-row>
        <table:table-row table:style-name="ro1">
          <table:table-cell table:style-name="Default"/>
          <table:table-cell office:value-type="string">
            <text:p>E166 = Aridia-Frigidia Tunnel - Laser Knife</text:p>
          </table:table-cell>
          <table:table-cell table:number-columns-repeated="254"/>
        </table:table-row>
        <table:table-row table:style-name="ro1">
          <table:table-cell table:style-name="Default"/>
          <table:table-cell office:value-type="string">
            <text:p>E167 = Landen-Elysium Tunnel - Ceramic Shield</text:p>
          </table:table-cell>
          <table:table-cell table:number-columns-repeated="254"/>
        </table:table-row>
        <table:table-row table:style-name="ro1">
          <table:table-cell table:style-name="Default"/>
          <table:table-cell office:value-type="string">
            <text:p>E168 = Landen-Elysium Tunnel - Laser Shot</text:p>
          </table:table-cell>
          <table:table-cell table:number-columns-repeated="254"/>
        </table:table-row>
        <table:table-row table:style-name="ro1">
          <table:table-cell table:style-name="Default"/>
          <table:table-cell office:value-type="string">
            <text:p>E169 = Landen-Elysium Tunnel - Ceramic Ribbon</text:p>
          </table:table-cell>
          <table:table-cell table:number-columns-repeated="254"/>
        </table:table-row>
        <table:table-row table:style-name="ro1">
          <table:table-cell table:style-name="Default"/>
          <table:table-cell office:value-type="string">
            <text:p>E16A = Aridia-Landen Tunnel - Force Knife</text:p>
          </table:table-cell>
          <table:table-cell table:number-columns-repeated="254"/>
        </table:table-row>
        <table:table-row table:style-name="ro1">
          <table:table-cell table:style-name="Default"/>
          <table:table-cell office:value-type="string">
            <text:p>E16B = Aridia-Landen Tunnel - Force Claw</text:p>
          </table:table-cell>
          <table:table-cell table:number-columns-repeated="254"/>
        </table:table-row>
        <table:table-row table:style-name="ro1">
          <table:table-cell table:style-name="Default"/>
          <table:table-cell office:value-type="string">
            <text:p>E16C = Aridia-Landen Tunnel - Force Sword</text:p>
          </table:table-cell>
          <table:table-cell table:number-columns-repeated="254"/>
        </table:table-row>
        <table:table-row table:style-name="ro1">
          <table:table-cell table:style-name="Default"/>
          <table:table-cell office:value-type="string">
            <text:p>E170 = Aridia - Miun's Claw</text:p>
          </table:table-cell>
          <table:table-cell table:number-columns-repeated="254"/>
        </table:table-row>
        <table:table-row table:style-name="ro1">
          <table:table-cell table:style-name="Default"/>
          <table:table-cell office:value-type="string">
            <text:p>E172 = Sage Isle - Siren's Shot</text:p>
          </table:table-cell>
          <table:table-cell table:number-columns-repeated="254"/>
        </table:table-row>
        <table:table-row table:style-name="ro1">
          <table:table-cell table:style-name="Default"/>
          <table:table-cell office:value-type="string">
            <text:p>E173 = Landen Dungeon - 300 Meseta</text:p>
          </table:table-cell>
          <table:table-cell table:number-columns-repeated="254"/>
        </table:table-row>
        <table:table-row table:style-name="ro1" table:number-rows-repeated="65">
          <table:table-cell table:style-name="Default"/>
          <table:table-cell table:number-columns-repeated="255"/>
        </table:table-row>
        <table:table-row table:style-name="ro1" table:number-rows-repeated="6538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number number:decimal-places="0" number:min-integer-digits="1" number:grouping="true"/>
      <number:text> </number:text>
    </number:number-style>
    <number:number-style style:name="N120P1" style:volatile="true">
      <number:text> $(</number:text>
      <number:number number:decimal-places="0" number:min-integer-digits="1" number:grouping="true"/>
      <number:text>)</number:text>
    </number:number-style>
    <number:number-style style:name="N120P2" style:volatile="true">
      <number:text> $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1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fo:margin-top="0.9839in" fo:margin-bottom="0.9839in" fo:margin-left="0.748in" fo:margin-right="0.748in" style:first-page-number="continue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5">07/15/2009</text:date>, <text:time>20:5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Hugues Johnson</meta:initial-creator>
    <meta:creation-date>2009-07-12T19:48:56</meta:creation-date>
    <dc:creator>Hugues Johnson</dc:creator>
    <dc:date>2009-07-15T20:54:23</dc:date>
    <dc:language>en-US</dc:language>
    <meta:editing-cycles>7</meta:editing-cycles>
    <meta:editing-duration>P1DT3H50M10S</meta:editing-duration>
    <meta:user-defined meta:name="Info 1"/>
    <meta:user-defined meta:name="Info 2"/>
    <meta:user-defined meta:name="Info 3"/>
    <meta:user-defined meta:name="Info 4"/>
    <meta:document-statistic meta:table-count="1" meta:cell-count="160"/>
  </office:meta>
</office:document-meta>
</file>